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0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0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1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6" table:number-columns-repeated="2"/>
          <table:table-cell table:style-name="ce28"/>
          <table:table-cell table:style-name="ce46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5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4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/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/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Годовой отчёт за 1 год с ноября до ноября</text:p>
          </table:table-cell>
          <table:table-cell table:style-name="ce4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4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.00.0000</text:date>, <text:time style:data-style-name="N2" text:time-value="12:01:43.2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4T12:19:20.363000000</dc:date>
    <meta:editing-duration>P8DT11H55M55S</meta:editing-duration>
    <meta:editing-cycles>3796</meta:editing-cycles>
    <meta:document-statistic meta:table-count="6" meta:cell-count="10460" meta:object-count="0"/>
    <meta:user-defined meta:name="qrichtext">1</meta:user-defined>
  </office:meta>
</office:document-meta>
</file>